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subtitle" style:list-style-name="L3">
      <style:graphic-properties draw:fill-color="#ffffff" draw:textarea-vertical-align="top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Multimedia</text:p>
          </draw:text-box>
        </draw:frame>
        <draw:frame presentation:style-name="pr2" draw:layer="layout" svg:width="23.8cm" svg:height="12.18cm" svg:x="2.2cm" svg:y="16.4cm" presentation:class="subtitle">
          <draw:text-box>
            <text:p>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endahulua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list text:style-name="L3">
              <text:list-item>
                <text:p text:style-name="P1">Untuk menjalankan media dengan menggunakan JDK hanya dapat menjalankan file wav.</text:p>
              </text:list-item>
              <text:list-item>
                <text:p text:style-name="P1">Untuk menjalankan file multimedia yang lebih lengkap, diperlukan pustaka lain, yaitu JMF (Java Media Framework)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Praktek</text:p>
          </draw:text-box>
        </draw:frame>
        <draw:frame presentation:style-name="pr8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2-24T23:12:37.085545191</dc:date>
    <meta:editing-duration>PT20H8M4S</meta:editing-duration>
    <meta:editing-cycles>48</meta:editing-cycles>
    <meta:generator>LibreOffice/4.2.8.2$Linux_X86_64 LibreOffice_project/420m0$Build-2</meta:generator>
    <dc:creator>P Tamami</dc:creator>
    <meta:document-statistic meta:object-count="58"/>
  </office:meta>
</office:document-meta>
</file>